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00000008051215D00.png"/>
  <manifest:file-entry manifest:media-type="image/png" manifest:full-path="Pictures/1000020100000080000000807BD6C9C0.png"/>
  <manifest:file-entry manifest:media-type="image/png" manifest:full-path="Pictures/100002010000008000000080038A4CD5.png"/>
  <manifest:file-entry manifest:media-type="image/png" manifest:full-path="Pictures/1000020100000080000000800F9E9E10.png"/>
  <manifest:file-entry manifest:media-type="image/png" manifest:full-path="Pictures/1000020100000020000000209C9179AA.png"/>
  <manifest:file-entry manifest:media-type="image/png" manifest:full-path="Pictures/100002010000008000000080D892E7A1.png"/>
  <manifest:file-entry manifest:media-type="image/png" manifest:full-path="Pictures/100002010000008000000080A84153D7.png"/>
  <manifest:file-entry manifest:media-type="image/png" manifest:full-path="Pictures/100002010000008000000080ECC0F394.png"/>
  <manifest:file-entry manifest:media-type="image/png" manifest:full-path="Pictures/10000201000000200000002021C4C41A.png"/>
  <manifest:file-entry manifest:media-type="image/png" manifest:full-path="Pictures/1000020100000080000000801658894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6e6ff" draw:textarea-vertical-align="middle"/>
    </style:style>
    <style:style style:name="gr7" style:family="graphic" style:parent-style-name="standard">
      <style:graphic-properties draw:fill="solid" draw:fill-color="#ccffff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ffcc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99cccc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cc99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8.9cm" svg:height="6.4cm" svg:x="-2.8cm" svg:y="22cm">
          <text:p/>
        </draw:rect>
        <draw:custom-shape draw:style-name="gr2" draw:text-style-name="P2" draw:layer="layout" svg:width="28.876cm" svg:height="9.8cm" svg:x="-2.8cm" svg:y="12.2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99cm" svg:height="2.7cm" svg:x="18.9cm" svg:y="14.799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199cm" svg:height="2.7cm" svg:x="-2.098cm" svg:y="18.4cm">
          <text:p text:style-name="P2">Database</text:p>
          <text:p text:style-name="P2">Adap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199cm" svg:height="2.7cm" svg:x="4.901cm" svg:y="14.8cm">
          <text:p text:style-name="P2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199cm" svg:height="2.7cm" svg:x="-2.1cm" svg:y="14.8cm">
          <text:p text:style-name="P2">Base </text:p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28.876cm" svg:height="1.6cm" svg:x="-2.8cm" svg:y="12.2cm">
          <text:p text:style-name="P1">Core (MVC)</text:p>
        </draw:rect>
        <draw:rect draw:style-name="gr1" draw:text-style-name="P1" draw:layer="layout" svg:width="28.9cm" svg:height="1.9cm" svg:x="-2.8cm" svg:y="22cm">
          <text:p text:style-name="P1">WebServer</text:p>
        </draw:rect>
        <draw:rect draw:style-name="gr7" draw:text-style-name="P1" draw:layer="layout" svg:width="28.876cm" svg:height="9cm" svg:x="-2.776cm" svg:y="3.2cm">
          <text:p text:style-name="P1"/>
        </draw:rect>
        <draw:rect draw:style-name="gr7" draw:text-style-name="P1" draw:layer="layout" svg:width="28.876cm" svg:height="1.6cm" svg:x="-2.8cm" svg:y="2.5cm">
          <text:p text:style-name="P1">Groot-Onlineshop</text:p>
        </draw:rect>
        <draw:custom-shape draw:style-name="gr4" draw:text-style-name="P2" draw:layer="layout" svg:width="6.199cm" svg:height="2.7cm" svg:x="-2.099cm" svg:y="5cm">
          <text:p text:style-name="P2">Concrete </text:p>
          <text:p text:style-name="P2">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199cm" svg:height="2.7cm" svg:x="-2.099cm" svg:y="8.6cm">
          <text:p text:style-name="P2">Specific </text:p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199cm" svg:height="2.7cm" svg:x="4.901cm" svg:y="5cm">
          <text:p text:style-name="P2">Translation </text:p>
          <text:p text:style-name="P2">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99cm" svg:height="2.7cm" svg:x="18.9cm" svg:y="5cm">
          <text:p text:style-name="P2">Vie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99cm" svg:height="2.7cm" svg:x="18.9cm" svg:y="8.6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4cm" svg:height="3.6cm" svg:x="-0.4cm" svg:y="24.4cm">
          <text:p text:style-name="P2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2" draw:layer="layout" svg:width="6.199cm" svg:height="2.7cm" svg:x="5.301cm" svg:y="24.801cm">
          <text:p text:style-name="P2">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" draw:text-style-name="P2" draw:layer="layout" svg:width="6.199cm" svg:height="2.7cm" svg:x="11.9cm" svg:y="5cm">
            <text:p text:style-name="P2">HTML</text:p>
            <text:p text:style-name="P2">Templat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2" draw:layer="layout" svg:width="0.7cm" svg:height="0.7cm" svg:x="17.1cm" svg:y="5.2cm">
            <draw:image xlink:href="Pictures/1000020100000080000000801658894B.png" xlink:type="simple" xlink:show="embed" xlink:actuate="onLoad">
              <text:p/>
            </draw:image>
          </draw:frame>
        </draw:g>
        <draw:custom-shape draw:style-name="gr10" draw:text-style-name="P2" draw:layer="layout" svg:width="6.199cm" svg:height="2.7cm" svg:x="11.9cm" svg:y="14.8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57cm" svg:height="0.624cm" svg:x="10.237cm" svg:y="5.318cm">
          <draw:image xlink:href="Pictures/1000020100000020000000209C9179AA.png" xlink:type="simple" xlink:show="embed" xlink:actuate="onLoad">
            <text:p/>
          </draw:image>
        </draw:frame>
        <draw:frame draw:style-name="gr12" draw:text-style-name="P2" draw:layer="layout" svg:width="0.542cm" svg:height="0.584cm" svg:x="24.258cm" svg:y="15.174cm">
          <draw:image xlink:href="Pictures/10000201000000200000002021C4C41A.png" xlink:type="simple" xlink:show="embed" xlink:actuate="onLoad">
            <text:p/>
          </draw:image>
        </draw:frame>
        <draw:g>
          <draw:custom-shape draw:style-name="gr13" draw:text-style-name="P2" draw:layer="layout" svg:width="6.199cm" svg:height="2.7cm" svg:x="4.9cm" svg:y="8.6cm">
            <text:p text:style-name="P2">Tes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2" draw:layer="layout" svg:width="1cm" svg:height="1cm" svg:x="10.103cm" svg:y="8.766cm">
            <draw:image xlink:href="Pictures/100002010000008000000080ECC0F394.png" xlink:type="simple" xlink:show="embed" xlink:actuate="onLoad">
              <text:p/>
            </draw:image>
          </draw:frame>
        </draw:g>
        <draw:frame draw:style-name="gr11" draw:text-style-name="P2" draw:layer="layout" svg:width="0.657cm" svg:height="0.657cm" svg:x="17.263cm" svg:y="15.2cm">
          <draw:image xlink:href="Pictures/100002010000008000000080D892E7A1.png" xlink:type="simple" xlink:show="embed" xlink:actuate="onLoad">
            <text:p/>
          </draw:image>
        </draw:frame>
        <draw:custom-shape draw:style-name="gr13" draw:text-style-name="P2" draw:layer="layout" svg:width="6.199cm" svg:height="2.7cm" svg:x="4.901cm" svg:y="18.402cm">
          <text:p text:style-name="P2">Test</text:p>
          <text:p text:style-name="P2">Frame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7cm" svg:height="0.7cm" svg:x="10.122cm" svg:y="18.8cm">
          <draw:image xlink:href="Pictures/1000020100000080000000800F9E9E10.png" xlink:type="simple" xlink:show="embed" xlink:actuate="onLoad">
            <text:p/>
          </draw:image>
        </draw:frame>
        <draw:frame draw:style-name="gr11" draw:text-style-name="P2" draw:layer="layout" svg:width="1.2cm" svg:height="1.2cm" svg:x="9.879cm" svg:y="14.926cm">
          <draw:image xlink:href="Pictures/100002010000008000000080038A4CD5.png" xlink:type="simple" xlink:show="embed" xlink:actuate="onLoad">
            <text:p/>
          </draw:image>
        </draw:frame>
        <draw:frame draw:style-name="gr11" draw:text-style-name="P2" draw:layer="layout" svg:width="0.7cm" svg:height="0.7cm" svg:x="24.145cm" svg:y="5.3cm">
          <draw:image xlink:href="Pictures/1000020100000080000000807BD6C9C0.png" xlink:type="simple" xlink:show="embed" xlink:actuate="onLoad">
            <text:p/>
          </draw:image>
        </draw:frame>
        <draw:frame draw:style-name="gr11" draw:text-style-name="P2" draw:layer="layout" svg:width="0.648cm" svg:height="0.648cm" svg:x="24.2cm" svg:y="8.96cm">
          <draw:image xlink:href="Pictures/100002010000008000000080A84153D7.png" xlink:type="simple" xlink:show="embed" xlink:actuate="onLoad">
            <text:p/>
          </draw:image>
        </draw:frame>
        <draw:custom-shape draw:style-name="gr14" draw:text-style-name="P2" draw:layer="layout" svg:width="6.199cm" svg:height="2.7cm" svg:x="11.9cm" svg:y="18.4cm">
          <text:p text:style-name="P2">Generic</text:p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0.721cm" svg:height="0.721cm" svg:x="17.1cm" svg:y="18.726cm">
          <draw:image xlink:href="Pictures/10000201000000800000008051215D00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8" draw:text-style-name="P2" draw:layer="layout" svg:width="4.9cm" svg:height="2.7cm" svg:x="1.3cm" svg:y="2.5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9cm" svg:height="2.7cm" svg:x="7.1cm" svg:y="4.2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9cm" svg:height="2.7cm" svg:x="7.101cm" svg:y="0.8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9cm" svg:height="2.7cm" svg:x="13cm" svg:y="2.501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9cm" svg:height="2.7cm" svg:x="20.3cm" svg:y="2.5cm"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199cm" svg:height="2.7cm" svg:x="8.101cm" svg:y="9.7cm">
          <text:p text:style-name="P2">Template rende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199cm" svg:height="2.7cm" svg:x="1.3cm" svg:y="9.701cm">
          <text:p text:style-name="P2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199cm" svg:height="2.7cm" svg:x="7.901cm" svg:y="15.2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199cm" svg:height="2.7cm" svg:x="0.801cm" svg:y="15.201cm">
          <text:p text:style-name="P2">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199cm" svg:height="2.7cm" svg:x="15cm" svg:y="15.202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199cm" svg:height="2.7cm" svg:x="15.6cm" svg:y="9.701cm"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199cm" svg:height="2.7cm" svg:x="15cm" svg:y="18.5cm">
          <text:p text:style-name="P2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199cm" svg:height="2.7cm" svg:x="7.9cm" svg:y="18.501cm">
          <text:p text:style-name="P2">Authen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3T16:15:56</meta:creation-date>
    <dc:date>2015-01-03T19:51:02</dc:date>
    <meta:editing-duration>PT2H49M19S</meta:editing-duration>
    <meta:editing-cycles>34</meta:editing-cycles>
    <meta:generator>OpenOffice/4.1.1$Unix OpenOffice.org_project/411m6$Build-9775</meta:generator>
    <meta:document-statistic meta:object-count="47"/>
  </office:meta>
</office:document-meta>
</file>